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5e087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5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5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none" draw:fill-color="#ff000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none" draw:fill-color="#b5e087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66cm" svg:height="1.531cm" svg:x="9.967cm" svg:y="14.287cm" svg:viewBox="0 0 1661 1532" draw:points="4,1529 1101,1529 1661,1101 1661,0 555,0 2,417 0,1532 5,1527">
            <text:p/>
          </draw:polygon>
          <draw:polygon draw:style-name="gr2" draw:text-style-name="P2" draw:layer="layout" svg:width="0.572cm" svg:height="1.501cm" svg:x="11.063cm" svg:y="14.301cm" svg:viewBox="0 0 573 1502" draw:points="12,412 12,1502 573,1067 573,0 0,424">
            <text:p/>
          </draw:polygon>
          <draw:polygon draw:style-name="gr3" draw:text-style-name="P3" draw:layer="layout" svg:width="1.671cm" svg:height="0.416cm" svg:x="9.964cm" svg:y="14.282cm" svg:viewBox="0 0 1672 417" draw:points="12,417 1104,417 1672,0 566,0 0,417">
            <text:p/>
          </draw:polygon>
          <draw:polygon draw:style-name="gr4" draw:text-style-name="P4" draw:layer="layout" svg:width="1.103cm" svg:height="1.095cm" svg:x="9.964cm" svg:y="14.707cm" svg:viewBox="0 0 1104 1096" draw:points="6,5 6,1096 1104,1096 1104,18 0,0">
            <text:p/>
          </draw:polygon>
          <draw:line draw:style-name="gr5" draw:text-style-name="P5" draw:layer="layout" svg:x1="9.97cm" svg:y1="15.806cm" svg:x2="11.074cm" svg:y2="15.806cm">
            <text:p/>
          </draw:line>
          <draw:line draw:style-name="gr6" draw:text-style-name="P5" draw:layer="layout" svg:x1="9.97cm" svg:y1="15.812cm" svg:x2="9.97cm" svg:y2="14.716cm">
            <text:p/>
          </draw:line>
          <draw:line draw:style-name="gr7" draw:text-style-name="P5" draw:layer="layout" svg:x1="11.067cm" svg:y1="15.814cm" svg:x2="11.067cm" svg:y2="14.713cm">
            <text:p/>
          </draw:line>
          <draw:line draw:style-name="gr7" draw:text-style-name="P5" draw:layer="layout" svg:x1="9.963cm" svg:y1="14.716cm" svg:x2="11.073cm" svg:y2="14.716cm">
            <text:p/>
          </draw:line>
          <draw:line draw:style-name="gr7" draw:text-style-name="P5" draw:layer="layout" svg:x1="11.075cm" svg:y1="15.803cm" svg:x2="11.63cm" svg:y2="15.377cm">
            <text:p/>
          </draw:line>
          <draw:line draw:style-name="gr7" draw:text-style-name="P5" draw:layer="layout" svg:x1="9.964cm" svg:y1="14.705cm" svg:x2="10.526cm" svg:y2="14.282cm">
            <text:p/>
          </draw:line>
          <draw:line draw:style-name="gr7" draw:text-style-name="P5" draw:layer="layout" svg:x1="11.632cm" svg:y1="15.378cm" svg:x2="11.632cm" svg:y2="14.282cm">
            <text:p/>
          </draw:line>
          <draw:line draw:style-name="gr7" draw:text-style-name="P5" draw:layer="layout" svg:x1="10.524cm" svg:y1="14.282cm" svg:x2="11.634cm" svg:y2="14.282cm">
            <text:p/>
          </draw:line>
          <draw:line draw:style-name="gr7" draw:text-style-name="P5" draw:layer="layout" svg:x1="11.067cm" svg:y1="14.707cm" svg:x2="11.631cm" svg:y2="14.282cm">
            <text:p/>
          </draw:line>
          <draw:line draw:style-name="gr8" draw:text-style-name="P6" draw:layer="layout" svg:x1="9.964cm" svg:y1="14.712cm" svg:x2="11.068cm" svg:y2="15.814cm">
            <text:p/>
          </draw:line>
          <draw:line draw:style-name="gr8" draw:text-style-name="P6" draw:layer="layout" svg:x1="11.057cm" svg:y1="14.716cm" svg:x2="9.963cm" svg:y2="15.809cm">
            <text:p/>
          </draw:line>
          <draw:line draw:style-name="gr8" draw:text-style-name="P6" draw:layer="layout" svg:x1="11.068cm" svg:y1="14.716cm" svg:x2="11.634cm" svg:y2="15.359cm">
            <text:p/>
          </draw:line>
          <draw:line draw:style-name="gr8" draw:text-style-name="P6" draw:layer="layout" svg:x1="11.332cm" svg:y1="14.504cm" svg:x2="10.251cm" svg:y2="14.504cm">
            <text:p/>
          </draw:line>
          <draw:line draw:style-name="gr8" draw:text-style-name="P6" draw:layer="layout" svg:x1="11.062cm" svg:y1="14.282cm" svg:x2="10.519cm" svg:y2="14.711cm">
            <text:p/>
          </draw:line>
          <draw:line draw:style-name="gr8" draw:text-style-name="P6" draw:layer="layout" svg:x1="10.519cm" svg:y1="14.271cm" svg:x2="11.062cm" svg:y2="14.711cm">
            <text:p/>
          </draw:line>
          <draw:line draw:style-name="gr8" draw:text-style-name="P6" draw:layer="layout" svg:x1="11.601cm" svg:y1="14.301cm" svg:x2="9.964cm" svg:y2="14.7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71" draw:display-name="Dashed (var) 6571" draw:style="rect" draw:dots1="1" draw:dots1-length="0.009cm" draw:dots2="1" draw:dots2-length="0.009cm" draw:distance="0.009cm"/>
    <draw:stroke-dash draw:name="Dashed_20__28_var_29__20_6572" draw:display-name="Dashed (var) 6572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17:57.258248240</meta:creation-date>
    <dc:date>2018-05-18T13:18:09.682194581</dc:date>
    <meta:editing-duration>PT12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